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h text:style-name="Heading_20_2" text:outline-level="2">Material <text:s/>&amp; Methods</text:h>
      <text:h text:style-name="Heading_20_2" text:outline-level="2">Results</text:h>
      <text:h text:style-name="Heading_20_2" text:outline-level="2">Discussion</text:h>
      <text:h text:style-name="Heading_20_2" text:outline-level="2">Open Questions</text:h>
      <text:h text:style-name="Heading_20_2" text:outline-level="2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16:18:20.240590888</meta:creation-date>
    <dc:date>2021-04-25T16:21:32.415543428</dc:date>
    <meta:editing-duration>PT3M12S</meta:editing-duration>
    <meta:editing-cycles>1</meta:editing-cycles>
    <meta:document-statistic meta:table-count="0" meta:image-count="0" meta:object-count="0" meta:page-count="1" meta:paragraph-count="6" meta:word-count="9" meta:character-count="72" meta:non-whitespace-character-count="68"/>
    <meta:generator>LibreOffice/6.1.5.2$Linux_X86_64 LibreOffice_project/10$Build-2</meta:generator>
  </office:meta>
</office:document-meta>
</file>